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a40f3" officeooo:paragraph-rsid="001a40f3"/>
    </style:style>
    <style:style style:name="P2" style:family="paragraph" style:parent-style-name="Standard">
      <style:text-properties officeooo:rsid="001a40f3" officeooo:paragraph-rsid="001d16c3"/>
    </style:style>
    <style:style style:name="P3" style:family="paragraph" style:parent-style-name="Standard">
      <style:paragraph-properties fo:text-align="justify" style:justify-single-word="false"/>
      <style:text-properties officeooo:rsid="001a40f3" officeooo:paragraph-rsid="001a40f3"/>
    </style:style>
    <style:style style:name="P4" style:family="paragraph" style:parent-style-name="Standard">
      <style:paragraph-properties fo:text-align="justify" style:justify-single-word="false"/>
      <style:text-properties officeooo:rsid="001a40f3" officeooo:paragraph-rsid="001d16c3"/>
    </style:style>
    <style:style style:name="P5" style:family="paragraph" style:parent-style-name="Standard">
      <style:text-properties officeooo:paragraph-rsid="001a40f3"/>
    </style:style>
    <style:style style:name="P6" style:family="paragraph" style:parent-style-name="Standard">
      <style:paragraph-properties fo:text-align="justify" style:justify-single-word="false"/>
      <style:text-properties officeooo:rsid="001d16c3" officeooo:paragraph-rsid="001d16c3"/>
    </style:style>
    <style:style style:name="P7" style:family="paragraph" style:parent-style-name="Standard">
      <style:paragraph-properties fo:text-align="justify" style:justify-single-word="false"/>
      <style:text-properties officeooo:paragraph-rsid="001d16c3"/>
    </style:style>
    <style:style style:name="P8" style:family="paragraph" style:parent-style-name="Standard">
      <style:paragraph-properties fo:text-align="justify" style:justify-single-word="false"/>
      <style:text-properties officeooo:paragraph-rsid="001a40f3"/>
    </style:style>
    <style:style style:name="P9" style:family="paragraph" style:parent-style-name="Preformatted_20_Text">
      <style:paragraph-properties fo:margin-top="0cm" fo:margin-bottom="0.499cm" style:contextual-spacing="false"/>
    </style:style>
    <style:style style:name="P10" style:family="paragraph" style:parent-style-name="Heading_20_3">
      <style:text-properties officeooo:paragraph-rsid="001a40f3"/>
    </style:style>
    <style:style style:name="P11" style:family="paragraph" style:parent-style-name="Text_20_body">
      <style:text-properties officeooo:rsid="00245a7d" officeooo:paragraph-rsid="00245a7d"/>
    </style:style>
    <style:style style:name="P12" style:family="paragraph" style:parent-style-name="Text_20_body">
      <style:text-properties officeooo:rsid="00245a7d" officeooo:paragraph-rsid="00245a7d"/>
    </style:style>
    <style:style style:name="P13" style:family="paragraph" style:parent-style-name="Preformatted_20_Text">
      <style:text-properties officeooo:paragraph-rsid="001a40f3"/>
    </style:style>
    <style:style style:name="P14" style:family="paragraph" style:parent-style-name="Preformatted_20_Text">
      <style:paragraph-properties fo:margin-top="0cm" fo:margin-bottom="0.499cm" style:contextual-spacing="false"/>
    </style:style>
    <style:style style:name="T1" style:family="text">
      <style:text-properties officeooo:rsid="001d16c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ssh <text:a xlink:type="simple" xlink:href="mailto:sahuuaru@192.168.2.149">sahuuaru@192.168.2.149</text:a></text:p>
      <text:p text:style-name="P1"/>
      <text:p text:style-name="P1">scp The\ Linux\ Programming\ \ \ Interface.pdf <text:a xlink:type="simple" xlink:href="mailto:lagadanu@192.168.2.113">lagadanu@192.168.2.113</text:a>:~</text:p>
      <text:p text:style-name="P1"/>
      <text:p text:style-name="P1">What is Version <text:s/>Control ?</text:p>
      <text:p text:style-name="P1"/>
      <text:p text:style-name="P3"><text:tab/>Version control systems are a category of software tools that help a software team manage changes to source code over time. Version control software keeps track of every modification to the code in a special kind of database. If a mistake is made, developers can turn back the clock and compare earlier versions of the code to help fix the mistake while minimizing disruption to all team members.</text:p>
      <text:p text:style-name="P3"><text:tab/><text:bookmark text:name="benefits-of-version-control"/></text:p>
      <text:p text:style-name="P6">Benefits of version control system: </text:p>
      <text:p text:style-name="P4"><text:tab/></text:p>
      <text:p text:style-name="P7"><text:tab/><text:span text:style-name="T1">1. </text:span>A complete long-term change history of every file. This means every change made by many individuals over the years. Changes include the creation and deletion of files as well as edits to their contents. Different VCS tools differ on how well they handle renaming and moving of files. This history should also include the author, date and written notes on the purpose of each change.</text:p>
      <text:p text:style-name="P7"/>
      <text:p text:style-name="P8"><text:tab/><text:span text:style-name="T1">2. </text:span>Branching and merging. Having team members work concurrently is a no-brainer, but even individuals working on their own can benefit from the ability to work on independent streams of changes. Creating a "branch" in VCS tools keeps multiple streams of work independent from each other while also providing the facility to merge that work back together, enabling developers to verify that the changes on each branch do not conflict.</text:p>
      <text:p text:style-name="P8"/>
      <text:p text:style-name="P8"><text:span text:style-name="T1">3. </text:span>Traceability. Being able to trace each change made to the software and connect it to project management and bug tracking software such as <text:a xlink:type="simple" xlink:href="https://www.atlassian.com/software/jira">Jira</text:a>,</text:p>
      <text:p text:style-name="P8"/>
      <text:p text:style-name="P8"/>
      <text:p text:style-name="P5">A centralized version control system means that the version history is stored in a central server. When a developer wants to make changes to certain files, they pull files from that central repository to their own computer. After the developer has made changes, they send the changed files back to the central repository.</text:p>
      <text:p text:style-name="P5"/>
      <text:p text:style-name="P5"/>
      <text:p text:style-name="P5"/>
      <text:p text:style-name="P5"/>
      <text:p text:style-name="P5"/>
      <text:p text:style-name="P5"/>
      <text:p text:style-name="P5">/************************************************************************/</text:p>
      <text:h text:style-name="P10" text:outline-level="3">or create a new repository on the command line</text:h>
      <text:p text:style-name="Preformatted_20_Text"><text:bookmark text:name="empty-setup-new-repo-echo"/>echo "# gittest" &gt;&gt; README.md</text:p>
      <text:p text:style-name="Preformatted_20_Text">git init</text:p>
      <text:p text:style-name="Preformatted_20_Text">git add README.md</text:p>
      <text:p text:style-name="Preformatted_20_Text">git commit -m "first commit"</text:p>
      <text:p text:style-name="Preformatted_20_Text">git remote add origin https://github.com/Anushalagadapati/gittest.git</text:p>
      <text:p text:style-name="P9">git push -u origin master</text:p>
      <text:h text:style-name="Heading_20_3" text:outline-level="3">…or push an existing repository from the command line</text:h>
      <text:p text:style-name="Preformatted_20_Text"><text:bookmark text:name="empty-setup-push-repo-echo"/>git remote add origin https://github.com/Anushalagadapati/gittest.git</text:p>
      <text:p text:style-name="P9">git push -u origin master</text:p>
      <text:h text:style-name="Heading_20_3" text:outline-level="3"><text:soft-page-break/>…or import code from another repository</text:h>
      <text:p text:style-name="Text_20_body">You can initialize this repository with code from a Subversion, Mercurial, or TFS project.</text:p>
      <text:p text:style-name="P11">ISSUE:</text:p>
      <text:p text:style-name="P11">when u are trying to push with out add and commit then nit won't work.</text:p>
      <text:p text:style-name="P11">It will show “Everything up-to-date”</text:p>
      <text:p text:style-name="P11">/**********************************************************************/</text:p>
      <text:p text:style-name="P5"/>
      <text:p text:style-name="P5"/>
      <text:p text:style-name="P5"/>
      <text:p text:style-name="P13"><text:span text:style-name="Source_20_Text"># to generate a patch between two commits</text:span></text:p>
      <text:p text:style-name="Preformatted_20_Text"><text:span text:style-name="Source_20_Text">git diff commitid1 commitid2 &gt; my_awesome_change.patch</text:span></text:p>
      <text:p text:style-name="Preformatted_20_Text"/>
      <text:p text:style-name="Preformatted_20_Text"><text:span text:style-name="Source_20_Text"># to generate a patch between the HEAD and a specific commits</text:span></text:p>
      <text:p text:style-name="P9"><text:span text:style-name="Source_20_Text">git diff commitid1 &gt; my_awesome_change.patch</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Git is a <text:span text:style-name="Emphasis">Distributed</text:span> VC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1T12:38:44.846083537</meta:creation-date>
    <dc:date>2019-02-05T12:00:32.649299477</dc:date>
    <meta:editing-duration>PT1H1S</meta:editing-duration>
    <meta:editing-cycles>3</meta:editing-cycles>
    <meta:generator>LibreOffice/4.2.8.2$Linux_X86_64 LibreOffice_project/420m0$Build-2</meta:generator>
    <meta:document-statistic meta:table-count="0" meta:image-count="0" meta:object-count="0" meta:page-count="2" meta:paragraph-count="33" meta:word-count="434" meta:character-count="2826" meta:non-whitespace-character-count="2415"/>
  </office:meta>
</office:document-meta>
</file>